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9E4B2457292EE515.png" manifest:media-type="image/png"/>
  <manifest:file-entry manifest:full-path="Pictures/10000200000000AB000000AB0BBEA43ABAF1C46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1877"/>
    </style:style>
    <style:style style:name="P2" style:family="paragraph" style:parent-style-name="Standard">
      <style:paragraph-properties fo:text-align="start" style:justify-single-word="false"/>
      <style:text-properties officeooo:paragraph-rsid="001a1877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1877"/>
    </style:style>
    <style:style style:name="T1" style:family="text">
      <style:text-properties style:text-position="super 58%"/>
    </style:style>
    <style:style style:name="T2" style:family="text">
      <style:text-properties officeooo:rsid="000be505"/>
    </style:style>
    <style:style style:name="T3" style:family="text">
      <style:text-properties style:text-position="sub 58%"/>
    </style:style>
    <style:style style:name="T4" style:family="text">
      <style:text-properties officeooo:rsid="001b4fad"/>
    </style:style>
    <style:style style:name="T5" style:family="text">
      <style:text-properties officeooo:rsid="001c9e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6" style:data-style-name="N0">6.06</text:variable-set>: The Pendulum</text:p>
      <text:p text:style-name="P1"/>
      <text:list xml:id="list3979458226303545999" text:style-name="L1">
        <text:list-item>
          <text:p text:style-name="P3"><text:span text:style-name="T2">Sebastian</text:span> <text:s/>is attempting to hypnotize a dinosaur. <text:s/>He uses a pendulum that is 1.<text:span text:style-name="T4">2</text:span>3 meters long. <text:s/>What is its period?</text:p>
        </text:list-item>
      </text:list>
      <text:p text:style-name="P2"/>
      <text:p text:style-name="P2"/>
      <text:p text:style-name="P2"/>
      <text:p text:style-name="P2"/>
      <text:p text:style-name="P2"/>
      <text:list xml:id="list210218897755477" text:continue-numbering="true" text:style-name="L1">
        <text:list-item>
          <text:p text:style-name="P3"><text:span text:style-name="T2">Vanessa</text:span> wants to make a pendulum that has a period of <text:span text:style-name="T4">3</text:span> seconds. <text:s/>What should the length of the pendulum be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0219410942354" text:continue-numbering="true" text:style-name="L1">
        <text:list-item>
          <text:p text:style-name="P3"><text:span text:style-name="T2">Angel</text:span> displaces a pendulum so that it has a height of <text:span text:style-name="T4">3</text:span> cm compared to the central equilibrium position. <text:s/>What is the speed of the pendulum as it passes through the center of its pat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218938721877" text:continue-numbering="true" text:style-name="L1">
        <text:list-item>
          <text:p text:style-name="P3"><text:span text:style-name="T2">Samantha</text:span> has a pendulum that is moving at <text:span text:style-name="T4">0.2</text:span> m/s at the bottom of its arc. <text:s/>What is the maximum height the pendulum will reac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218537477236" text:continue-numbering="true" text:style-name="L1">
        <text:list-item>
          <text:p text:style-name="P3"><text:span text:style-name="T2">Maribelle</text:span> replaces the pendulum bob in her grandfather clock (T=2 seconds) with a bottle of high-fructose corn syrup. The mass of the bob was 2 kg, and the mass of the high fructose corn syrup is 0.5 kg. <text:s/>If the center of mass of the corn syrup is in the same place as the bob’s center of mass was previously located, what is the new period of the pendulum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0218841663422" text:continue-numbering="true" text:style-name="L1">
        <text:list-item>
          <text:p text:style-name="P3"><text:soft-page-break/><text:span text:style-name="T2">Ryan</text:span> is designing a clock that will tell accurate time on the moon (g<text:span text:style-name="T3">moon</text:span> = 1.67 m/s<text:span text:style-name="T1">2</text:span>). <text:s/>What should the length of the pendulum be in order for the period of the pendulum to be 1.<text:span text:style-name="T4">2</text:span> second<text:span text:style-name="T4">s</text:span>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218818265637" text:continue-numbering="true" text:style-name="L1">
        <text:list-item>
          <text:p text:style-name="P3"><text:span text:style-name="T2">Kayla </text:span>is in a spaceship that has landed on the dwarf-planet Pluto. <text:s/>She measures a 1 meter long pendulum’s period to be 7.1 seconds. <text:s/>What is the acceleration due to gravity on Pluto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217638448299" text:continue-numbering="true" text:style-name="L1">
        <text:list-item>
          <text:p text:style-name="P3"><text:span text:style-name="T2">Vivian</text:span> is in a spinning carnival wheel (in space). <text:s/>The wheel has a diameter of 10 meters, and makes one rotation in <text:span text:style-name="T5">3</text:span> seconds. <text:s/></text:p>
          <text:list>
            <text:list-item>
              <text:p text:style-name="P3">What is <text:span text:style-name="T2">Vivian</text:span>’s centripetal accelerati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0218290923589" text:continue-numbering="true" text:style-name="L1">
        <text:list-item>
          <text:list>
            <text:list-item>
              <text:p text:style-name="P3"><text:span text:style-name="T2">Vivian</text:span> holds a necklace that is 20 cm long in her hand. <text:s/>What is the period of the necklace’s moti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10218362849709" text:continue-numbering="true" text:style-name="L1">
        <text:list-item>
          <text:list>
            <text:list-item>
              <text:p text:style-name="P3">Name two things that could be done to make the necklace swing slower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0BBEA43ABAF1C463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E4B2457292EE515.png" xlink:type="simple" xlink:show="embed" xlink:actuate="onLoad"/></draw:frame> <text:s text:c="20"/>Name:<text:tab/><text:tab/><text:date style:data-style-name="N37" text:date-value="2016-08-29T21:02:17.376449466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41:41.646455356</meta:creation-date>
    <meta:editing-duration>PT12M53S</meta:editing-duration>
    <meta:editing-cycles>6</meta:editing-cycles>
    <meta:generator>LibreOffice/5.0.6.2$Linux_X86_64 LibreOffice_project/00$Build-2</meta:generator>
    <dc:date>2016-08-29T21:02:17.348770911</dc:date>
    <meta:document-statistic meta:table-count="0" meta:image-count="2" meta:object-count="0" meta:page-count="2" meta:paragraph-count="14" meta:word-count="325" meta:character-count="1739" meta:non-whitespace-character-count="1391"/>
  </office:meta>
</office:document-meta>
</file>